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8.407cm"/>
    </style:style>
    <style:style style:name="co3" style:family="table-column">
      <style:table-column-properties fo:break-before="auto" style:column-width="4.135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3" number:automatic-order="true">
      <number:day number:style="long"/>
      <number:text>.</number:text>
      <number:month number:textual="true"/>
    </number:date-style>
    <style:style style:name="ce1" style:family="table-cell" style:parent-style-name="Default" style:data-style-name="N33"/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/>
          <table:table-cell table:style-name="Default"/>
          <table:table-cell table:number-columns-repeated="4"/>
        </table:table-row>
        <table:table-row table:style-name="ro1">
          <table:table-cell/>
          <table:table-cell table:style-name="Default"/>
          <table:table-cell office:value-type="string">
            <text:p>I forgot to measure time in the beginning</text:p>
          </table:table-cell>
          <table:table-cell table:number-columns-repeated="3"/>
        </table:table-row>
        <table:table-row table:style-name="ro1" table:number-rows-repeated="2">
          <table:table-cell/>
          <table:table-cell table:style-name="Default"/>
          <table:table-cell table:number-columns-repeated="4"/>
        </table:table-row>
        <table:table-row table:style-name="ro1">
          <table:table-cell/>
          <table:table-cell table:style-name="Default" office:value-type="string">
            <text:p>Date</text:p>
          </table:table-cell>
          <table:table-cell office:value-type="string">
            <text:p>Task</text:p>
          </table:table-cell>
          <table:table-cell office:value-type="string">
            <text:p>Time taken (in hours)</text:p>
          </table:table-cell>
          <table:table-cell/>
          <table:table-cell office:value-type="string">
            <text:p>Total time (h)</text:p>
          </table:table-cell>
        </table:table-row>
        <table:table-row table:style-name="ro1">
          <table:table-cell/>
          <table:table-cell table:style-name="Default" office:value-type="string">
            <text:p>Before 21.10.</text:p>
          </table:table-cell>
          <table:table-cell office:value-type="string">
            <text:p>Planning</text:p>
          </table:table-cell>
          <table:table-cell office:value-type="string">
            <text:p>?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5-10-21">
            <text:p>21.Okt</text:p>
          </table:table-cell>
          <table:table-cell office:value-type="string">
            <text:p>PHP Page Builder Prototype</text:p>
          </table:table-cell>
          <table:table-cell office:value-type="float" office:value="2">
            <text:p>2</text:p>
          </table:table-cell>
          <table:table-cell/>
          <table:table-cell table:formula="of:=SUM([.D7:.D58])" office:value-type="float" office:value="28">
            <text:p>28</text:p>
          </table:table-cell>
        </table:table-row>
        <table:table-row table:style-name="ro1">
          <table:table-cell/>
          <table:table-cell office:value-type="date" office:date-value="2015-10-21">
            <text:p>21.Okt</text:p>
          </table:table-cell>
          <table:table-cell office:value-type="string">
            <text:p>Build Test HTML partials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5-10-21">
            <text:p>21.Okt</text:p>
          </table:table-cell>
          <table:table-cell office:value-type="string">
            <text:p>Test HTML partials with Page Builder Prototype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5-10-21">
            <text:p>21.Okt</text:p>
          </table:table-cell>
          <table:table-cell office:value-type="string">
            <text:p>Added HTML partials for basic functionality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date" office:date-value="2015-10-22">
            <text:p>22.Okt</text:p>
          </table:table-cell>
          <table:table-cell office:value-type="string">
            <text:p>Changed all of index.php to use HTML partials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date" office:date-value="2015-10-23">
            <text:p>23.Okt</text:p>
          </table:table-cell>
          <table:table-cell office:value-type="string">
            <text:p>Added partials for the user's home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date" office:date-value="2015-10-26">
            <text:p>26.Okt</text:p>
          </table:table-cell>
          <table:table-cell office:value-type="string">
            <text:p>Testing several use cases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date" office:date-value="2015-10-29">
            <text:p>29.Okt</text:p>
          </table:table-cell>
          <table:table-cell office:value-type="string">
            <text:p>Debugging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date" office:date-value="2015-10-30">
            <text:p>30.Okt</text:p>
          </table:table-cell>
          <table:table-cell office:value-type="string">
            <text:p>PDF export create dummy file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5-10-30">
            <text:p>30.Okt</text:p>
          </table:table-cell>
          <table:table-cell office:value-type="string">
            <text:p>PDF export implementation with dummy values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date" office:date-value="2015-10-31">
            <text:p>31.Okt</text:p>
          </table:table-cell>
          <table:table-cell office:value-type="string">
            <text:p>PDF export implementation finish (real values)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date" office:date-value="2015-11-01">
            <text:p>01.Nov</text:p>
          </table:table-cell>
          <table:table-cell office:value-type="string">
            <text:p>Fixed errors of PDF creation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5-11-01">
            <text:p>01.Nov</text:p>
          </table:table-cell>
          <table:table-cell office:value-type="string">
            <text:p>Fixed users' home site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5-11-01">
            <text:p>01.Nov</text:p>
          </table:table-cell>
          <table:table-cell office:value-type="string">
            <text:p>Fixed UI problems (showing more info now)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5-11-01">
            <text:p>01.Nov</text:p>
          </table:table-cell>
          <table:table-cell office:value-type="string">
            <text:p>Fixed transaction approval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date" office:date-value="2015-11-02">
            <text:p>02.Nov</text:p>
          </table:table-cell>
          <table:table-cell office:value-type="string">
            <text:p>Help with mail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 table:number-rows-repeated="28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02">02.11.2015</text:date>, <text:time>21:57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3H58M48S</meta:editing-duration>
    <meta:editing-cycles>8</meta:editing-cycles>
    <meta:generator>OpenOffice/4.1.1$Win32 OpenOffice.org_project/411m6$Build-9775</meta:generator>
    <dc:date>2015-11-02T21:57:29.78</dc:date>
    <meta:document-statistic meta:table-count="3" meta:cell-count="57" meta:object-count="0"/>
    <meta:user-defined meta:name="Info 1"/>
    <meta:user-defined meta:name="Info 2"/>
    <meta:user-defined meta:name="Info 3"/>
    <meta:user-defined meta:name="Info 4"/>
  </office:meta>
</office:document-meta>
</file>